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Представим, что есть коллекция изображений, например, это могут быть визитки различных предприятий, нужно найти определенную, и Вы помните, что она была синего цвета, набираете цвет поиска «синий», получаете список всех визиток синего цвета. Либо необходимо отсортировать изображения по похожести, например, визитки различных представителей одного и того же предприятия могут быть похожи. Тогда вводим «выдать похожие», результат: наборы похожих визиток.</text:p>
      <text:p text:style-name="P1"><text:tab/>Решаемые задачи в работе были следующие: поддержка форматов png и bmp, построение алгоритмов поиска по цвету и поиска похожих среди изображений этих форматов.</text:p>
      <text:p text:style-name="P1"><text:tab/>Что удалось сделать. Практически полная поддержка, т. е. чтение форматов png и bmp. Данные по изображению форматы могут хранить различными способами. Формат png. Использует сжатие данных, для непосредственного получения несжатых данных использовала библиотеку zlib. Но до сжатия к данным в формате png применяется фильтрация для улучшения уровня сжатия, его основная цель состоит в том, чтобы сжимать не сами значения цветов, а разницу цветов соседних пикселей. Существует 5 различных методов фильтрации в зависимости от того, какие именно соседние пиксели рассматриваются. Все 5 методов фильтрации поддерживается в программе.</text:p>
      <text:p text:style-name="P1"><text:tab/>Кроме этого и перед фильтрацией данные также подготавливаются. Формируются так называемые уменьшенные изображения - два так называемых interlace метода. Нулевой — рассматривается все изображение целиком, первый — когда изображение разбивается на 7 определенным образом (на слайде - …...). Также оба interlace метода поддерживаются.</text:p>
      <text:p text:style-name="P1"><text:tab/>Наконец, поддерживаются пять способов представления пикселей (слайд - …....).</text:p>
      <text:p text:style-name="P1"><text:tab/>Формат bmp — гораздо проще, без фильтрации, сжатия, но поддерживает 7 различных представления пикселя.</text:p>
      <text:p text:style-name="P1"><text:tab/>Разработанные алгоритмы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 Condensed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na </meta:initial-creator>
    <meta:creation-date>2011-12-20T20:53:27</meta:creation-date>
    <meta:document-statistic meta:table-count="0" meta:image-count="0" meta:object-count="0" meta:page-count="1" meta:paragraph-count="7" meta:word-count="238" meta:character-count="1780"/>
    <dc:date>2011-12-21T00:57:13</dc:date>
    <dc:creator>Alina </dc:creator>
    <meta:editing-duration>PT2H15M54S</meta:editing-duration>
    <meta:editing-cycles>1</meta:editing-cycles>
    <meta:generator>LibreOffice/3.3$Linux LibreOffice_project/330m19$Build-202</meta:generator>
  </office:meta>
</office:document-meta>
</file>